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Standard">
      <style:text-properties fo:font-size="22pt" officeooo:rsid="0008d804" officeooo:paragraph-rsid="0008d804" style:font-size-asian="19.25pt" style:font-size-complex="22pt"/>
    </style:style>
    <style:style style:name="P3" style:family="paragraph" style:parent-style-name="Standard">
      <style:text-properties fo:font-size="22pt" officeooo:rsid="0009b2b7" officeooo:paragraph-rsid="0009b2b7" style:font-size-asian="19.25pt" style:font-size-complex="22pt"/>
    </style:style>
    <style:style style:name="P4" style:family="paragraph" style:parent-style-name="Standard">
      <style:text-properties fo:font-size="22pt" officeooo:rsid="000afdd5" officeooo:paragraph-rsid="000afdd5" style:font-size-asian="19.25pt" style:font-size-complex="22pt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officeooo:rsid="000afdd5"/>
    </style:style>
    <style:style style:name="T4" style:family="text">
      <style:text-properties officeooo:rsid="000b8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siness Requirements</text:p>
      <text:p text:style-name="P2"><text:span text:style-name="T2">What does the client want from our app</text:span></text:p>
      <text:p text:style-name="P2"/>
      <text:p text:style-name="P2">Tech Requirements</text:p>
      <text:p text:style-name="P2">­<text:span text:style-name="T2">How will we build it</text:span></text:p>
      <text:p text:style-name="P2"/>
      <text:p text:style-name="P4">Planning</text:p>
      <text:p text:style-name="P4"/>
      <text:p text:style-name="P3">Implementation</text:p>
      <text:p text:style-name="P3"/>
      <text:p text:style-name="P4">Verification</text:p>
      <text:p text:style-name="P4"/>
      <text:p text:style-name="P4">Maintena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aterfall Dev Doc <text:tab/><text:tab/>Written By Camer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1-30T10:50:18.588088215</dc:date>
    <meta:editing-duration>PT14M55S</meta:editing-duration>
    <meta:editing-cycles>4</meta:editing-cycles>
    <meta:document-statistic meta:table-count="0" meta:image-count="0" meta:object-count="0" meta:page-count="1" meta:paragraph-count="9" meta:word-count="28" meta:character-count="180" meta:non-whitespace-character-count="160"/>
  </office:meta>
</office:document-meta>
</file>